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CSP_20_-_20_Chapter_20_Title">
      <style:paragraph-properties fo:break-before="page"/>
    </style:style>
    <style:style style:name="P2" style:family="paragraph" style:parent-style-name="Header">
      <style:paragraph-properties fo:text-align="end" style:justify-single-word="false"/>
      <style:text-properties style:font-name="DejaVu Sans" fo:font-size="10pt" style:font-size-asian="10pt" style:font-size-complex="10pt"/>
    </style:style>
    <style:style style:name="P3" style:family="paragraph" style:parent-style-name="Header_20_left">
      <style:paragraph-properties fo:text-align="start" style:justify-single-word="false"/>
      <style:text-properties style:font-name="DejaVu Sans" fo:font-size="10pt" style:font-size-asian="10pt" style:font-size-complex="10pt"/>
    </style:style>
    <style:style style:name="P4" style:family="paragraph" style:parent-style-name="Standard" style:master-page-name="">
      <loext:graphic-properties draw:fill-gradient-name="gradient" draw:fill-hatch-name="hatch"/>
      <style:paragraph-properties fo:hyphenation-ladder-count="no-limit" style:page-number="auto"/>
      <style:text-properties fo:hyphenate="false" fo:hyphenation-remain-char-count="2" fo:hyphenation-push-char-count="2" loext:hyphenation-no-caps="true"/>
    </style:style>
    <style:style style:name="T1" style:family="text">
      <style:text-properties style:font-name-asian="DejaVu Sans1" style:font-name-complex="DejaVu Sans1"/>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565_255420714"/>The Magic Brain<text:bookmark-end text:name="__RefHeading___Toc1565_255420714"/></text:h>
      <text:p text:style-name="Standard">Once upon a time, in a universe far from our own, people who weren't familiar with dragons, princesses, fairies, and evil stepmothers roamed the planet <text:span text:style-name="T2">Aurelius</text:span>. The citizens of Aurelius never encountered cosmic beings who granted wishes, children were never relentlessly pursued by hunters dispatched by evil stepmothers, and all princesses had haircuts of a practical and appropriate length.</text:p>
      <text:p text:style-name="Standard">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Standard">Suddenly a fairy appeared from a gentle wind blowing nearby. Most would think it impossible, but she wasn't merely an <text:span text:style-name="T2">imaginary</text:span> fairy. She wasn't a fairy one might read about in false stories—she was a <text:span text:style-name="T2">real</text:span> fairy, with wings on her back and wearing a smart, well-woven, ankle-length dress wrapped around her pleasantly plump figure.</text:p>
      <text:p text:style-name="Standard">Ralph had never before seen a fairy, not even in his imagination. And to Ralph's good fortune, she was a <text:span text:style-name="T2">good</text:span> fairy.</text:p>
      <text:p text:style-name="Standard">“Hello", he said pleasantly. “My name is Ralph.”</text:p>
      <text:p text:style-name="Standard">“Greetings. My name is Genderina. I am a good fairy. Consider yourself fortunate.”</text:p>
      <text:p text:style-name="Standard">“Okay. Would you like to sit and watch this interesting rock with me?”</text:p>
      <text:p text:style-name="Standard">“No, thank you. But I would like to grant you two wishes.”</text:p>
      <text:p text:style-name="Standard">“That would be nice,” Ralph acknowledged. "Which wishes would you like to grant me?”</text:p>
      <text:p text:style-name="Standard">Laughing, Genderina replied, “I see you're not quite in tune with how this works. Whatever you would like, no matter how impossible or improbable, I will give to you.”</text:p>
      <text:p text:style-name="Standard">“Okay. I've never wished for anything before. But I would like to wish for a magic brain. I would like a brain that never makes a mistake.”</text:p>
      <text:p text:style-name="Standard">“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Standard">Ralph noticed the difference immediately. His thoughts were completely changed. He thanked Genderina and asked, “How may I contact you when I would like to fill my other wish?”</text:p>
      <text:p text:style-name="Standard">“Simply call out my name three times and winds will carry your voice to me.” She then leapt upon a passing breeze and disappeared.</text:p>
      <text:p text:style-name="Standard">Ralph sat down to continue watching the extremely interesting large rock. But all he saw was a sandy brown rock. Its surface was smooth, but also contained some sharp edges. He decided the rock had no special features anymore, stood up, and departed for home.</text:p>
      <text:p text:style-name="Standard">When he arrived home, his wife and two children greeted him with happiness in their eyes and smiles on their faces.</text:p>
      <text:p text:style-name="Standard">“Hello, Cutesy. Hello, children.”</text:p>
      <text:p text:style-name="Standard">“Good evening, Father,” the children replied.</text:p>
      <text:p text:style-name="Standard">“Welcome home, Ralph.” his wife said, giving him a kiss on the cheek.</text:p>
      <text:p text:style-name="Standard">“Why kiss me on the cheek? You've kissed me there many times already.”</text:p>
      <text:p text:style-name="Standard">His wife, surprised and puzzled, replied, “I just felt like kissing you.”</text:p>
      <text:p text:style-name="Standard">He agreed it was okay for her to kiss him if she felt like it, and kissed her back.</text:p>
      <text:p text:style-name="Standard">They all sat down to eat. While they were waiting for the food to be served, the children begged, “Please tell us a story, Father!”</text:p>
      <text:p text:style-name="Standard">“All right. Give me a second to think of one.”</text:p>
      <text:p text:style-name="Standard">He tried to remember a story he heard once, but failed. He then attempted to invent one, but he was unable to do that as well.</text:p>
      <text:p text:style-name="Standard">Cutesy asked, “What's wrong, Ralph? You seem different somehow. And you always can think of stories to tell. Did something bad happen to you today?”</text:p>
      <text:p text:style-name="Standard">“Oh, no!” Ralph replied. "On the contrary; I was sitting watching my favorite rock and was approached by a good fairy named Genderina. She told me I could have two wishes. Anything I wanted. So I wished for a magic brain; and so she granted me my wish to have a brain that made no mistakes.”</text:p>
      <text:p text:style-name="Standard">The children laughed, “Father, that is a good story!”</text:p>
      <text:p text:style-name="Standard">Cutesy, however, was not amused. “Ralph, this sounds impossible, but the way you're acting I can't help but think you're telling me something true.”</text:p>
      <text:p text:style-name="Standard">“Yes, it is true.”</text:p>
      <text:p text:style-name="Standard">“Ralph, tell me a joke,” his wife commanded sternly.</text:p>
      <text:p text:style-name="Standard">Ralph attempted to think of a joke but try as hard as he might, he was unable to think of one. He was confused, “I don't understand. My brain should be working better than before. It can't make mistakes. Perhaps Genderina was really an <text:span text:style-name="T2">evil</text:span> fairy and lied to me.”</text:p>
      <text:p text:style-name="Standard">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P4">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Standard">Genderina appeared and said, “Ralph, have you decided on a second wish?” The children stared in amazement. Neither of them had ever before seen a fairy. But Cutesy stared with anger at this magical fairy who stole her husband's brain.</text:p>
      <text:p text:style-name="Standard">“Yes, Genderina. I've decided my brain was better before I made the first wish. Please, I wish my brain worked as it did before I met you.”</text:p>
      <text:p text:style-name="Standard">Genderina understood and granted his wish. Colors flew in from outside, through the windows and fell back into Ralph's nose, ears and mouth.</text:p>
      <text:p text:style-name="Standard">Immediately afterward, Cutesy could tell that Ralph was again himself. She forgave Genderina and invited her to dine with them. And they all lived incorrectly ever aft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fo:hyphenate="false" fo:hyphenation-remain-char-count="2" fo:hyphenation-push-char-count="2" loext:hyphenation-no-caps="tru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style:footer-style>
    </style:page-layout>
    <style:page-layout style:name="Mpm2">
      <style:page-layout-properties fo:page-width="9in" fo:page-height="6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v</text:page-number></text:p>
      </style:footer>
      <style:footer-left>
        <text:p text:style-name="Footer"><text:page-number style:num-format="i" text:select-page="current">vi</text:page-number></text:p>
      </style:footer-left>
      <style:footer-first>
        <text:p text:style-name="Footer"/>
      </style:footer-first>
    </style:master-page>
    <style:master-page style:name="Landscape" style:page-layout-name="Mpm2"/>
    <style:master-page style:name="Endnote" style:page-layout-name="Mpm3"/>
    <style:master-page style:name="Footnote" style:page-layout-name="Mpm3"/>
    <style:master-page style:name="HTML" style:page-layout-name="Mpm4"/>
    <style:master-page style:name="Index" style:page-layout-name="Mpm5"/>
    <style:master-page style:name="Envelope" style:page-layout-name="Mpm6"/>
    <style:master-page style:name="Right_20_Page" style:display-name="Right Page" style:page-layout-name="Mpm7" style:next-style-name="Left_20_Page"/>
    <style:master-page style:name="Left_20_Page" style:display-name="Left Page" style:page-layout-name="Mpm8"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125</text:page-number><text:s text:c="3"/></text:p>
      </style:header>
      <style:header-left>
        <text:p text:style-name="MP2"><text:span text:style-name="MT1"><text:page-number text:select-page="current">12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Magic Brain</dc:title>
    <dc:date>2022-05-26T00:53:05.819800153</dc:date>
    <dc:creator>Andrew Alt</dc:creator>
    <meta:editing-duration>P0D</meta:editing-duration>
    <meta:editing-cycles>1</meta:editing-cycles>
    <meta:document-statistic meta:table-count="0" meta:image-count="0" meta:object-count="0" meta:paragraph-count="44" meta:word-count="1087" meta:character-count="6134" meta:non-whitespace-character-count="5075"/>
    <meta:generator>LibreOffice/7.2.6.2$Linux_X86_64 LibreOffice_project/20$Build-2</meta:generator>
    <meta:template xlink:type="simple" xlink:actuate="onRequest" xlink:title="" xlink:href="../master_ed2_rev1_01.odm" meta:date="2022-05-26T00:55:04.876243061"/>
  </office:meta>
</office:document-meta>
</file>